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Lucidasans1" svg:font-family="Lucidasans"/>
    <style:font-face style:name="StarSymbol" svg:font-family="StarSymbol"/>
    <style:font-face style:name="Monospace" svg:font-family="Monospace" style:font-adornments="Itálico"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master-page-name="">
      <style:paragraph-properties style:page-number="auto" fo:keep-with-next="always"/>
    </style:style>
    <style:style style:name="P2" style:family="paragraph" style:parent-style-name="Bibliography_20_1">
      <style:paragraph-properties>
        <style:tab-stops/>
      </style:paragraph-properties>
    </style:style>
    <style:style style:name="P3" style:family="paragraph" style:parent-style-name="Text_20_body" style:list-style-name="L1"/>
    <style:style style:name="P4" style:family="paragraph" style:parent-style-name="Text_20_body" style:list-style-name="L2">
      <style:text-properties fo:font-style="normal" style:font-style-asian="normal" style:font-style-complex="normal"/>
    </style:style>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0000ff"/>
    </style:style>
    <style:style style:name="T4" style:family="text">
      <style:text-properties fo:font-weight="bold" style:font-weight-asian="bold" style:font-weight-complex="bold"/>
    </style:style>
    <style:style style:name="T5" style:family="text">
      <style:text-properties fo:color="#000000"/>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escrição do Simp</text:p>
      <text:h text:style-name="Heading_20_1" text:outline-level="1">Introdução</text:h>
      <text:h text:style-name="Heading_20_2" text:outline-level="2">Visão Geral</text:h>
      <text:p text:style-name="Text_20_body">O Simp é um framework<text:note text:id="ftn1" text:note-class="footnote"><text:note-citation>1</text:note-citation><text:note-body><text:p text:style-name="Footnote">Estrutura de suporte definida em que um outro projeto de software pode ser organizado e desenvolvido <text:bibliography-mark text:identifier="Wikipédia, 2008" text:bibliography-type="www" text:author="Wikipédia" text:title="Framework" text:year="2008" text:url="http://pt.wikipedia.org/wiki/Framework" text:custom1="15/04/2008">[Wikipédia, 2008]</text:bibliography-mark>.</text:p></text:note-body></text:note> para Desenvolvimento de Sistemas de Informação Modulares em PHP. Sua proposta comporta duas partes mais abrangentes, a saber:</text:p>
      <text:list text:style-name="L1">
        <text:list-item>
          <text:p text:style-name="P3"><text:span text:style-name="T4">Padrões de Desenvolvimento e Estrutura Básica</text:span>: trata-se de um framework de baixo nível, composto apenas por padrões de desenvolvimento e um sistema de informação vazio, que é usado como base inicial para o desenvolvimento de grandes sistemas de informação para <text:span text:style-name="T1">Web</text:span>. Estes dois fatores juntos permitem um desenvolvimento mais rápido, seguro e prático do que em um desenvolvimento iniciado do zero (sem qualquer infra-estrutura);</text:p>
        </text:list-item>
        <text:list-item>
          <text:p text:style-name="P3"><text:span text:style-name="T4">Suíte de Desenvolvimento Alto Nível</text:span>: é uma extensão do framework na forma de um programa e é capaz de manipular a Estrutura Básica seguindo os padrões de desenvolvimento e utilizando os recursos oferecidos pelo framework. Basicamente visa tornar as tarefas de implementação mais simples, padronizada e rápida, através da exploração do paradigma visual de programação.</text:p>
        </text:list-item>
      </text:list>
      <text:h text:style-name="Heading_20_2" text:outline-level="2">Origem</text:h>
      <text:p text:style-name="Text_20_body">O Simp surgiu da idéia de reutilização de código. Ao longo do desenvolvimento do projeto RAD<text:note text:id="ftn2" text:note-class="footnote"><text:note-citation>2</text:note-citation><text:note-body><text:p text:style-name="Footnote"><text:a xlink:type="simple" xlink:href="http://rad.ufla.br/">http://rad.ufla.br</text:a></text:p></text:note-body></text:note> – Registro de Atividades de Docentes da Ufla (Lavras/MG) com a linguagem PHP, aplicou-se níveis de abstração cada vez mais altos e complexos. Em um dado momento, observou-se que a abstração havia chegado a um ponto em que ficou caracterizado um padrão de desenvolvimento em classes muito diferente da maneira tradicional. Neste momento, decidiu-se que seria interessante delimitar e especificar o padrão utilizado no sistema RAD para a criação de um “Sistema Base” em PHP, que poderia ser utilizado como estrutura inicial de grandes projetos de sistemas de informação <text:span text:style-name="T1">Web</text:span><text:span text:style-name="T2">,</text:span> agilizando o tempo de desenvolvimento.</text:p>
      <text:p text:style-name="Text_20_body">Com a criação do Simp, ele pôde ser utilizado em mais dois projetos: o SisGEP e o SisTrans. A partir disso, sua estrutura passou a ganhar melhorias baseadas nas necessidades reais que surgiram nos projetos que utilizavam esta mesma base comum.</text:p>
      <text:p text:style-name="Text_20_body">Até este momento, praticamente todo o desenvolvimento era realizado diretamente com <text:s/>IDE's de codificação geral seguindo os padrões estipulados. Como a tarefa de codificação também seguia um padrão, foram criados <text:span text:style-name="T1">scripts</text:span> geradores de código-fonte em PHP. Mais tarde surgiu a idéia de criação de ferramentas mais robustas e capazes de manipular a estrutura do sistema através de meta-informações, e não apenas gerar código. Surgia então a idéia de desenvolvimento de uma suíte para o framework, um programa <text:span text:style-name="T1">desktop</text:span> alto nível capaz de criar e, principalmente, manipular sistemas baseados no Simp com mais eficiência, caracterizando um AMS (<text:span text:style-name="T1">Application Management System</text:span>).</text:p>
      <text:h text:style-name="Heading_20_1" text:outline-level="1"><text:soft-page-break/>Características do Framework Simp</text:h>
      <text:p text:style-name="P1">Atualmente, o Simp é um framework em utilização e, ainda, em constante evolução. A suíte de desenvolvimento, no entanto, está apenas em fase de planejamento e amadurecimento. O framework, em seu estágio atual, define padrões para criação de entidades (classes), módulos e <text:span text:style-name="T1">layout</text:span>, além dos padrões básicos de codificação e diretrizes de desenvolvimento. Seguindo-se os padrões e utilizando os recursos que ele oferece, o programador obtém as seguintes vantagens:</text:p>
      <text:list text:style-name="L2">
        <text:list-item>
          <text:p>Transparência na criação de instruções em SQL portáveis, tanto para criação do Banco de Dados quanto para realização de operações básicas (consulta, inserção, remoção e atualização). Suporte a MySQL e PostgreSQL, embora seja expansível;</text:p>
        </text:list-item>
        <text:list-item>
          <text:p>Definição automática dos tipos de campo no SGBD utilizado que são mais adequados para cada atributo das entidades definidas;</text:p>
        </text:list-item>
        <text:list-item>
          <text:p>Ferramenta de instalação do sistema através da própria interface <text:span text:style-name="T1">Web</text:span><text:span text:style-name="T2">, semelhante à instalação do sistema Moodle</text:span><text:span text:style-name="T2"><text:note text:id="ftn3" text:note-class="footnote"><text:note-citation>3</text:note-citation><text:note-body><text:p text:style-name="Footnote"><text:a xlink:type="simple" xlink:href="http://moodle.org/">http://moodle.org/</text:a></text:p></text:note-body></text:note></text:span><text:span text:style-name="T2">;</text:span></text:p>
        </text:list-item>
        <text:list-item>
          <text:p text:style-name="P4">Validação de dados padronizada (baseada em expressões regulares), embora seja extensível para aplicar validações mais específicas a atributos e entidades;</text:p>
        </text:list-item>
        <text:list-item>
          <text:p text:style-name="P4">Criação das lógicas básicas de uma entidade com apenas uma linha de código cada (incluindo listagem das entidades, exibição/inserção/alteração/remoção de uma entidade e importação de entidades na forma de CSV ou XML), embora de forma extensível (pode-se especificar quais campos devem aparecer nos formulários ou no quadro de dados, etc.);</text:p>
        </text:list-item>
        <text:list-item>
          <text:p text:style-name="P4">Geração automática dos tipos de campo HTML mais adequados para cada atributo nos formulários de interface com o usuário, embora possa ser especificado manualmente;</text:p>
        </text:list-item>
        <text:list-item>
          <text:p text:style-name="P4">Suporte a tipos de campos HTML especiais, como campo de data, campo <text:span text:style-name="T1">captcha</text:span> (texto sobre imagem), campo de busca e campo de busca em estruturas hierárquicas (utilizam Ajax ou JavaScript, mas possuem formas correspondentes mais acessíveis);</text:p>
        </text:list-item>
        <text:list-item>
          <text:p text:style-name="P4">Abstração das relações 1:1 e 1:N entre as entidades, permitindo, por exemplo, gerar formulários com campos de entidades diferentes, desde que relacionadas ou realizar consultas envolvendo várias entidades abstraindo os relacionamentos (não precisando explicitá-los);</text:p>
        </text:list-item>
        <text:list-item>
          <text:p text:style-name="P4">Suporte a diferentes temas (<text:span text:style-name="T1">layout</text:span>) baseados em CSS, permitindo a criação de temas específicos para cada aplicação ou a escolha do tema pelo próprio usuário;</text:p>
        </text:list-item>
        <text:list-item>
          <text:p text:style-name="P4">Suporte à documentação automática e outras funcionalidades úteis de desenvolvimento, como a exibição de todos arquivos fonte do sistema com suas respectivas descrições (autor, data, versão, etc.), exibição de todas as funções do sistemas com seus respectivos parâmetros e significados, exibição de todas as classes com seus respectivos métodos, exibição da estrutura do BD, etc.;</text:p>
        </text:list-item>
        <text:list-item>
          <text:p text:style-name="P4">Suporte a diferentes formas de autenticação, tais como BD, Usuários de um Servidor Linux e LDAP, embora possa ser expansível para outras;</text:p>
        </text:list-item>
        <text:list-item>
          <text:p text:style-name="P4">Entre outras, como suporte a RSS, manipulação de imagens, geração de gráficos, geração de relatórios tabulares em PDF, envio de e-mail via SMTP, suporte a requisições HTTP, conversor de HTML para XHTML e identificador de navegador.</text:p>
        </text:list-item>
      </text:list>
      <text:p text:style-name="Text_20_body">Sob uma visão geral, e para garantir tais facilidades, o framework é formado por:</text:p>
      <text:list text:style-name="L3">
        <text:list-item>
          <text:p text:style-name="P5">algumas classes estruturais, como é o caso da classe objeto, que é uma classe abstrata <text:soft-page-break/>utilizada como base para todas as entidades do sistema (entidades refletem uma tabela do Banco de Dados);</text:p>
        </text:list-item>
        <text:list-item>
          <text:p text:style-name="P5">algumas classes de utilização geral (classes de suporte e de interface);</text:p>
        </text:list-item>
        <text:list-item>
          <text:p text:style-name="P5">algumas entidades básicas que extendem direta ou indiretamente a classe objeto (por exemplo, as entidades: usuário, grupos, logs do sistema, permissões, etc.);</text:p>
        </text:list-item>
        <text:list-item>
          <text:p text:style-name="P5">módulos básicos, que são considerados cruciais para qualquer sistema de informação <text:span text:style-name="T1">Web</text:span> convencional (por exemplo, os módulos: log-in, usuário, ajuda, etc.);</text:p>
        </text:list-item>
        <text:list-item>
          <text:p text:style-name="P5">módulos extras, que podem ser utilizados por muitos sistemas de informação <text:span text:style-name="T1">Web</text:span>, mas não são cruciais para o funcionamento da estrutura como um todo (por exemplo, o módulo de eventos e o módulo de recados);</text:p>
        </text:list-item>
        <text:list-item>
          <text:p text:style-name="P5">alguns temas baseados em folhas de estilos em CSS;</text:p>
        </text:list-item>
        <text:list-item>
          <text:p text:style-name="P5">alguns <text:span text:style-name="T1">scripts</text:span> em JavaScript de utilização geral que garantem o funcionamento de algumas funcionalidades baseadas em Ajax.</text:p>
        </text:list-item>
      </text:list>
      <text:p text:style-name="Text_20_body">Dentre as partes apresentadas, destaca-se classe objeto e seus apêndices, pois é ela que define a maioria dos padrões utilizados em todo o framework Simp. Uma das principais características das classes que extendem a classe objeto é que elas utilizam atributos virtuais ao invés de atributos reais (que caracterizam a programação orientada a objetos tradicional). No modelo proposto, cada atributo virtual possui inúmeras características que ajudam a classe objeto a realizar várias tarefas convencionais, tais como: validação dos dados, exibição dos dados, armazenamento dos dados no BD, etc. A criação destes atributos virtuais é garantida pela classe “atributo”. Um exemplo de criação de um atributo virtual é expresso a seguir:</text:p>
      <text:p text:style-name="Codigo-fonte"><text:span text:style-name="T3">// Exemplo de classe “usuario” com atributo “nome”</text:span><text:line-break/><text:line-break/><text:span text:style-name="T3">// Seguindo o padrao da Estrutura Simp:</text:span><text:line-break/>class usuario extends objeto_formulario {<text:line-break/> <text:s text:c="3"/>protected function definir_atributos() {<text:line-break/> <text:s text:c="7"/>[...]<text:line-break/> <text:s text:c="7"/>$atributo = new atributo('nome', 'Nome', ''); <text:line-break/> <text:s text:c="7"/>$atributo-&gt;set_tipo('string', false); <text:line-break/> <text:s text:c="7"/>$atributo-&gt;set_intervalo(0, 128); <text:line-break/> <text:s text:c="7"/>$atributo-&gt;set_validacao('TEXTO_LINHA', false, false); <text:line-break/> <text:s text:c="7"/>$this-&gt;adicionar_atributo($atributo); <text:line-break/> <text:s text:c="7"/>[...]<text:line-break/> <text:s text:c="3"/>}<text:line-break/> <text:s text:c="3"/>[...]<text:line-break/><text:span text:style-name="T5">}<text:line-break/></text:span></text:p>
      <text:p text:style-name="Codigo-fonte"><text:span text:style-name="T3">// Seguindo o padrao tradicional do POO:<text:line-break/></text:span>class usuario {<text:line-break/> <text:s text:c="3"/>private $nome;<text:line-break/> <text:s text:c="3"/>public function get_nome() { [...] }<text:line-break/> <text:s text:c="3"/>public function set_nome($nome) { [...] }<text:line-break/> <text:s text:c="3"/>public function validar_nome() { [...] }<text:line-break/> <text:s text:c="3"/>public function imprimir_nome() { [...] }<text:line-break/> <text:s text:c="3"/>[...]<text:line-break/>}</text:p>
      <text:p text:style-name="Text_20_body">Apesar de o primeiro código parecer maior, ele: (i) garante que só será atribuído valores textuais (de tamanho 0 a 128 caracteres) ao atributo, (ii) sabe como apresentar o campo em um <text:soft-page-break/>formulário (caso seja necessário), (iii) sabe exibir de maneira conveniente o atributo em um quadro de dados, (iv) sabe exportar ou importar o atributo em arquivos CSV ou XML, (v) sabe criar um campo no banco de dados que comporte as características do atributo, e várias outras facilidades. Todos estes recursos são garantidas pela classe objeto, objeto_formulario e apêndices, ao contrário do que se teria no segundo trecho de código, onde tais funcionalidades deveriam ser implementadas uma a uma, tendo-se brechas para erros de implementação.</text:p>
      <text:p text:style-name="Text_20_body">A estrutura possui também generalizações a nível de módulos, o que torna possível a criação de arquivos para algumas operações convencionais com apenas uma linha de código. Dentre as operações atualmente suportadas estão:</text:p>
      <text:list text:style-name="L4">
        <text:list-item>
          <text:p text:style-name="P6">listagem das entidades utilizando paginação (exibição por partes);</text:p>
        </text:list-item>
        <text:list-item>
          <text:p text:style-name="P6">exibição dos dados de uma entidade;</text:p>
        </text:list-item>
        <text:list-item>
          <text:p text:style-name="P6">alteração dos dados de uma entidade;</text:p>
        </text:list-item>
        <text:list-item>
          <text:p text:style-name="P6">inserção de dados de uma nova entidade;</text:p>
        </text:list-item>
        <text:list-item>
          <text:p text:style-name="P6">exclusão de uma entidade;</text:p>
        </text:list-item>
        <text:list-item>
          <text:p text:style-name="P6">importação de entidades através de arquivos XML ou CSV.</text:p>
        </text:list-item>
      </text:list>
      <text:p text:style-name="Text_20_body">Tendo-se um sistema com a entidade “curso”, um exemplo de um arquivo que lista todos os cursos cadastrados no sistema pode ser representado pelo seguinte código-fonte:</text:p>
      <text:p text:style-name="Codigo-fonte">&lt;?php<text:line-break/>require_once('../../config.php');<text:line-break/>require_once($CFG-&gt;dirroot.'sessao.php');<text:line-break/>modulo::listar_entidades(__FILE__, 'curso');</text:p>
      <text:p text:style-name="Text_20_body">Embora seja possível criar arquivos que realizam estas operações com apenas uma linha, é possível especificar características extras, embora limitadas, que não seguem o padrão. Nestes casos é aplicada a programação declarativa, onde alguns aspectos previstos já tiveram suas lógicas de negócio implementadas e prontas para uso.</text:p>
      <text:p text:style-name="Text_20_body">Outra característica do framework é a capacidade de mapeamento do modelo relacional do BD para o código PHP. Ao definir as características de cada atributo da entidade, o framework é capaz de identificar o melhor tipo de dado para armazenamento daquele no banco de dados em utilização (atualmente suportado por MySQL ou PostgreSQL). Além disso, possui um mecanismo de criação automática da base de dados no momento da instalação, tornando esta base de dados mais padronizada e otimizada.</text:p>
      <text:p text:style-name="Text_20_body">Em suma, a estrutura do Simp permite que sistemas sejam criados focando-se as atenções às seguintes atividades:</text:p>
      <text:list text:style-name="L5">
        <text:list-item>
          <text:p text:style-name="P7">definição das entidades envolvidas no sistema (modelo relacional);</text:p>
        </text:list-item>
        <text:list-item>
          <text:p text:style-name="P7">definição dos atributos das entidades (e várias de suas características);</text:p>
        </text:list-item>
        <text:list-item>
          <text:p text:style-name="P7">definição dos grupos envolvidos no sistema (tipos de papéis ou visões);</text:p>
        </text:list-item>
        <text:list-item>
          <text:p text:style-name="P7">criação de lógicas de negócio (métodos) específicos às entidades, caso haja necessidade;</text:p>
        </text:list-item>
        <text:list-item>
          <text:p text:style-name="P7">criação dos módulos que manipulam as entidades.</text:p>
        </text:list-item>
      </text:list>
      <text:p text:style-name="Text_20_body">Muito da capacidade da classe objeto se deve ao fato de todas as entidades serem derivadas dela e, portanto, ela é ao mesmo tempo interface entre qualquer entidade. Em outras palavras, todas as entidades possuem um conjunto de métodos conhecidos por todas, e uma pode invocar o método <text:soft-page-break/>de outra apenas sabendo que a outra é uma extensão da classe objeto (princípio básico de <text:span text:style-name="T1">interface</text:span> no POO).</text:p>
      <text:p text:style-name="Text_20_body">No presente momento, o framework não utiliza meta-informações para armazenar os dados referentes a atributos de entidades ou referentes a forma de apresentação dos módulos. No entanto, o conceito de programação declarativa está presente em quase todas as atividades citadas anteriormente, o que facilita o passo seguinte de desenvolvimento, que é o de padronizar estas declarações em formatos convencionais, como o XML, de forma que possam ser alteradas por algum programa assistente (a proposta de criação da suíte de desenvolvimento).</text:p>
      <text:h text:style-name="Heading_20_1" text:outline-level="1">A Evolução do Framework Simp</text:h>
      <text:p text:style-name="Text_20_body">No início do desenvolvimento do sistema RAD, eram utilizadas classes convencionais para representar as entidades e módulos para fazer a interface com o usuário final. Com a percepção de vários padrões que se repetiam ao longo do projeto (tanto nas classes quanto nos módulos), generalizou-se várias características das “entidades <text:span text:style-name="T1">Web</text:span>” em uma única classe. Por ser a base de todas as demais entidades do sistema, deu-se o nome de classe “objeto”, similar ao <text:span text:style-name="T1">Bean</text:span> (classe <text:span text:style-name="T1">Object</text:span>) da linguagem Java. Inicialmente, a classe objeto tinha como principal objetivo garantir alguns métodos básicos como um construtor padronizado, um método de consulta padronizado, um método para salvar e excluir a entidade, etc. Além disso, apresentava algumas facilidades como a consulta aos campos no BD sob demanda, e atualização dos dados no BD apenas em casos de modificação. Estas características só foram possíveis graças à evolução da classe “bd”, em paralelo, que permitia uma interface de comunicação única com o Banco de Dados de maneira facilitada e que eliminava a utilização de SQLs específicas para cada SGBD na camada de negócio.</text:p>
      <text:p text:style-name="Text_20_body">Em seguida, foram desenvolvidos os controles sobre relacionamentos 1:1 e 1:N, permitindo consultas mais eficientes sobre os relacionamentos. Neste momento, estava caracterizado o início de um mapeamento relacional da base de dados para o nível de programação com a linguagem PHP e, segundo <text:bibliography-mark text:identifier="Jazayeri, 2007" text:bibliography-type="article" text:author="Jazayeri, Mehdi" text:booktitle="Future of Software Engineering (FOSE'07)" text:institution="University of Lugano" text:organizations="IEEE" text:school="University of Lugano" text:title="Some Trends in Web Application Development" text:volume="7" text:year="2007">[Jazayeri, 2007]</text:bibliography-mark>, esta característica é comum a frameworks de desenvolvimento <text:span text:style-name="T1">Web</text:span><text:span text:style-name="T2">, como o Struts (para a linguagem JSP) e o Django (para a linguagem Python).</text:span> <text:s/>Por refletir a estrutura relacional no ambiente de programação, todas as entidades da Estrutura Simp representam uma tabela no BD, inclusive as tabelas que fazem o intermédio dos relacionamentos N:M. Este mapeamento torna extremamente fácil e intuitivo a obtenção de dados relacionados, conforme apresentado no trecho de código a seguir:</text:p>
      <text:p text:style-name="Codigo-fonte"><text:span text:style-name="T3">// Instanciando um “professor” cujo codigo identificador vale 5</text:span><text:line-break/>$professor = new professor('cod_professor', 5);<text:line-break/><text:line-break/><text:span text:style-name="T3">// Obtendo o nome do professor que esta no objeto filho “usuario”</text:span><text:line-break/>echo $professor-&gt;usuario-&gt;nome;</text:p>
      <text:p text:style-name="Text_20_body">Após algumas melhorias em termos de otimização e suporte a novos métodos, apresenta-se, a seguir, as principais partes que compõem e garantem o funcionamento da classe objeto:</text:p>
      <text:list text:style-name="L6">
        <text:list-item>
          <text:p text:style-name="P8">uma classe de controle dos relacionamentos 1:1 (classe relacionamento_uu);</text:p>
        </text:list-item>
        <text:list-item>
          <text:p text:style-name="P8">uma classe de controle dos relacionamentos 1:N (classe relacionamento_un);</text:p>
        </text:list-item>
        <text:list-item>
          <text:p text:style-name="P8">uma extensão da classe objeto para generalizar métodos específicos de entidades manipuláveis via formulário (classe objeto_formulario);</text:p>
        </text:list-item>
        <text:list-item>
          <text:p text:style-name="P8">uma classe para armazenar características dos atributos das entidades (classe atributo);</text:p>
        </text:list-item>
        <text:list-item>
          <text:p text:style-name="P8"><text:soft-page-break/>uma classe de validações básicas (classe validacao);</text:p>
        </text:list-item>
        <text:list-item>
          <text:p text:style-name="P8">uma classe para criação de formulários (classe formulario);</text:p>
        </text:list-item>
        <text:list-item>
          <text:p text:style-name="P8">e a própria classe objeto.</text:p>
        </text:list-item>
      </text:list>
      <text:p text:style-name="Text_20_body">Observação: não foi criada uma classe própria para controlar relacionamentos N:M pois este tipo de relacionamento resulta de dois relacionamentos 1:N entre três entidades. Por exemplo, para as entidades A e B terem um relacionamento N:M entre si, precisam de uma entidade auxiliar C. Neste caso, tanto A quanto B teriam uma relação 1:N com C e vice-versa.</text:p>
      <text:p text:style-name="Text_20_body">Paralelamente à evolução da classe objeto e seus apêndices, o sistema base foi ganhando novas bibliotecas como a de manipulação de <text:span text:style-name="T1">cookies</text:span> de maneira econômica, de envio de e-mail, de conversão de HTML para XHTML, de requisições HTTP, de instalação do sistema de maneira automatizada, de acesso a bases LDAP, de geração de <text:span text:style-name="T1">feeds</text:span> RSS, de geração de relatórios com tabelas no formato PDF, de geração de diferentes tipos de gráficos, de manipulação básica de imagens, de controle sobre paginação, entre outras. Além disso, aprimorou sua forma de cadastro dos arquivos e permissões aos grupos, ampliou sua área de ajuda, criou uma interface de instalação facilitada e um controle de logs, e desenvolveu alguns tipos de campos de formulário baseados em Ajax, como o campo de data, o clonador de campos, o campo de busca sob demanda, o campo hierárquico (capaz de selecionar um item em uma estrutura hierárquica através de consultas sob demanda).</text:p>
      <text:h text:style-name="Heading_20_1" text:outline-level="1">A Proposta de Criação da Suíte de Desenvolvimento</text:h>
      <text:p text:style-name="Text_20_body">Atualmente, o framework possui um conjunto de padrões bem definido e uma infra-estrutura em baixo nível que auxilia o desenvolvimento de sistemas padronizados<text:span text:style-name="T2">. </text:span>No entanto, a proposta de criação de uma suíte de desenvolvimento abrange a implementação da lógica de negócio envolvida no próprio desenvolvimento através de um programa <text:span text:style-name="T1">desktop</text:span>. Este programa é extremamente importante para evitar falhas humanas comuns no processo de codificação, como, por exemplo, erros de digitação, esquecimento de alguma característica exigida pelo padrão ou o esquecimento sobre o tratamento de um quesito de segurança. Além disso, visa estreitar ainda mais o tempo de desenvolvimento, tornando automática alguns conceitos que seguem uma lógica própria.</text:p>
      <text:p text:style-name="Text_20_body">Atualmente, existe apenas o modelo conceitual do programa <text:span text:style-name="T1">desktop</text:span> assistente na forma de diagrama de fluxo simplificado. Além disso, já foi iniciada a implementação da estrutura básica do programa, apresentando um menu principal, ajuda, etc. A linguagem adotada para o programa <text:span text:style-name="T1">desktop</text:span> foi PHP-GTK pois, desta forma, o programa pode utilizar recursos da própria estrutura do Simp e se comunicar diretamente com o framework e os sistemas gerados.</text:p>
      <text:p text:style-name="Text_20_body">A proposta do programa prevê a contemplação de:</text:p>
      <text:list text:style-name="L7">
        <text:list-item>
          <text:p text:style-name="P9">um mecanismo para criação das entidades e definição de seus atributos de maneira visual (semelhante à criação de modelos relacionais como é feito no DBDesigner<text:note text:id="ftn0" text:note-class="footnote"><text:note-citation>4</text:note-citation><text:note-body><text:p text:style-name="Footnote"><text:a xlink:type="simple" xlink:href="http://fabforce.net/dbdesigner4/">http://fabforce.net/dbdesigner4/</text:a></text:p></text:note-body></text:note>);</text:p>
        </text:list-item>
        <text:list-item>
          <text:p text:style-name="P9">um mecanismo para criação e gerenciamento de módulos;</text:p>
        </text:list-item>
        <text:list-item>
          <text:p text:style-name="P9">um mecanismo para criação e edição do <text:span text:style-name="T1">layout</text:span> das folhas de estilo;</text:p>
        </text:list-item>
        <text:list-item>
          <text:p text:style-name="P9">um editor de códigos básico, para possíveis especificações baixo nível não contempladas pelo framework.</text:p>
        </text:list-item>
      </text:list>
      <text:h text:style-name="Heading_20_1" text:outline-level="1"><text:soft-page-break/>Objetivos</text:h>
      <text:p text:style-name="Text_20_body">Em suma, o objetivo principal do framework como um todo é garantir uma interface gráfica que permita representar o problema (e solucioná-lo) de maneira visual, evitando esforços repetitivos sobre tarefas muito comuns na programação <text:span text:style-name="T1">Web</text:span>. Pretende-se, assim, reduzir significativamente o tempo de desenvolvimento e de manutenção de grandes sistemas <text:span text:style-name="T1">Web</text:span>, de forma a otimizar uma linha de produção de Sistemas de Informação <text:span text:style-name="T1">Web</text:span> customizados.</text:p>
      <text:p text:style-name="Text_20_body">Outros objetivos secundários são: garantir que a interface e navegabilidade dos sistemas gerados sejam acessíveis à maioria das pessoas (com ou sem algum tipo de deficiência) e que o fluxo de dados entre cliente e servidor seja tão reduzido quanto possível.</text:p>
      <text:bibliography text:style-name="Sect1" text:protected="true" text:name="Bibliografia1">
        <text:bibliography-source>
          <text:index-title-template text:style-name="Bibliography_20_Heading">Referências Bibliográfica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ia1_Head">
            <text:p text:style-name="Bibliography_20_Heading">Referências Bibliográficas</text:p>
          </text:index-title>
          <text:p text:style-name="P2">Wikipédia, 2008: Wikipédia, Framework, 2008, http://pt.wikipedia.org/wiki/Framework</text:p>
          <text:p text:style-name="P2">Jazayeri, 2007: Jazayeri, Mehdi, Some Trends in Web Application Development, 2007</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ucidasans1" svg:font-family="Lucidasans"/>
    <style:font-face style:name="StarSymbol" svg:font-family="StarSymbol"/>
    <style:font-face style:name="Monospace" svg:font-family="Monospace" style:font-adornments="Itálico"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pt" fo:country="BR"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Andale Sans UI" style:font-size-asian="14pt" style:font-name-complex="Lucidasans"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text-indent="1.199cm" style:auto-text-indent="false" style:page-number="auto"/>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digo-fonte" style:family="paragraph" style:parent-style-name="Text" style:next-style-name="Text_20_body" style:master-page-name="">
      <style:paragraph-properties style:page-number="auto" fo:background-color="transparent" fo:padding="0.25cm" fo:border="0.002cm solid #000000" style:shadow="#808080 0.15cm 0.15cm">
        <style:background-image/>
      </style:paragraph-properties>
      <style:text-properties style:font-name="Monospace" fo:font-size="10pt" fo:font-style="normal" style:font-weight-asian="normal"/>
    </style:style>
    <style:style style:name="Text" style:family="paragraph" style:parent-style-name="Caption" style:class="extra"/>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suffix="." style:num-format="1" text:display-levels="4">
        <style:list-level-properties text:min-label-distance="0.381cm"/>
      </text:outline-level-style>
      <text:outline-level-style text:level="5" style:num-suffix="." style:num-format="1" text:display-levels="5">
        <style:list-level-properties text:min-label-distance="0.381cm"/>
      </text:outline-level-style>
      <text:outline-level-style text:level="6" style:num-suffix="." style:num-format="1" text:display-levels="6">
        <style:list-level-properties text:min-label-distance="0.381cm"/>
      </text:outline-level-style>
      <text:outline-level-style text:level="7" style:num-suffix="." style:num-format="1" text:display-levels="7">
        <style:list-level-properties text:min-label-distance="0.381cm"/>
      </text:outline-level-style>
      <text:outline-level-style text:level="8" style:num-suffix="." style:num-format="1" text:display-levels="8">
        <style:list-level-properties text:min-label-distance="0.381cm"/>
      </text:outline-level-style>
      <text:outline-level-style text:level="9" style:num-suffix="." style:num-format="1" text:display-levels="9">
        <style:list-level-properties text:min-label-distance="0.381cm"/>
      </text:outline-level-style>
      <text:outline-level-style text:level="10" style:num-suffix="." style:num-format="1" text:display-levels="10">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pt" fo:country="BR"/>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BrOffice.org/2.4$Linux OpenOffice.org_project/680m12$Build-9286</meta:generator>
    <meta:initial-creator>Rubens Takiguti Ribeiro</meta:initial-creator>
    <meta:creation-date>2008-04-08T14:39:08</meta:creation-date>
    <dc:creator>Rubens Takiguti Ribeiro</dc:creator>
    <dc:date>2008-04-29T22:20:56</dc:date>
    <meta:editing-cycles>24</meta:editing-cycles>
    <meta:editing-duration>PT6H25M45S</meta:editing-duration>
    <meta:user-defined meta:name="Info 1"/>
    <meta:user-defined meta:name="Info 2"/>
    <meta:user-defined meta:name="Info 3"/>
    <meta:user-defined meta:name="Info 4"/>
    <meta:document-statistic meta:table-count="0" meta:image-count="0" meta:object-count="0" meta:page-count="7" meta:paragraph-count="87" meta:word-count="2831" meta:character-count="18682"/>
  </office:meta>
</office:document-meta>
</file>